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co12" style:family="table-column">
      <style:table-column-properties fo:break-before="auto" style:column-width="11.483cm"/>
    </style:style>
    <style:style style:name="co13" style:family="table-column">
      <style:table-column-properties fo:break-before="auto" style:column-width="15.5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1.446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369cm" fo:break-before="auto" style:use-optimal-row-height="true"/>
    </style:style>
    <style:style style:name="ro21" style:family="table-row">
      <style:table-row-properties style:row-height="3.21cm" fo:break-before="auto" style:use-optimal-row-height="true"/>
    </style:style>
    <style:style style:name="ro22" style:family="table-row">
      <style:table-row-properties style:row-height="4.711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1.711cm" fo:break-before="auto" style:use-optimal-row-height="true"/>
    </style:style>
    <style:style style:name="ro25" style:family="table-row">
      <style:table-row-properties style:row-height="2.027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27" style:family="table-row">
      <style:table-row-properties style:row-height="5.26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4.948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6.054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0.974cm" fo:break-before="auto" style:use-optimal-row-height="true"/>
    </style:style>
    <style:style style:name="ro34" style:family="table-row">
      <style:table-row-properties style:row-height="0.947cm" fo:break-before="auto" style:use-optimal-row-height="true"/>
    </style:style>
    <style:style style:name="ro35" style:family="table-row">
      <style:table-row-properties style:row-height="1.84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1.395cm" fo:break-before="auto" style:use-optimal-row-height="true"/>
    </style:style>
    <style:style style:name="ro38" style:family="table-row">
      <style:table-row-properties style:row-height="2.764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0.552cm" fo:break-before="auto" style:use-optimal-row-height="true"/>
    </style:style>
    <style:style style:name="ro41" style:family="table-row">
      <style:table-row-properties style:row-height="3.316cm" fo:break-before="auto" style:use-optimal-row-height="true"/>
    </style:style>
    <style:style style:name="ro42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1.868cm" fo:break-before="auto" style:use-optimal-row-height="true"/>
    </style:style>
    <style:style style:name="ro46" style:family="table-row">
      <style:table-row-properties style:row-height="0.526cm" fo:break-before="auto" style:use-optimal-row-height="false"/>
    </style:style>
    <style:style style:name="ro47" style:family="table-row">
      <style:table-row-properties style:row-height="5.738cm" fo:break-before="auto" style:use-optimal-row-height="true"/>
    </style:style>
    <style:style style:name="ro48" style:family="table-row">
      <style:table-row-properties style:row-height="6.212cm" fo:break-before="auto" style:use-optimal-row-height="true"/>
    </style:style>
    <style:style style:name="ro49" style:family="table-row">
      <style:table-row-properties style:row-height="9.056cm" fo:break-before="auto" style:use-optimal-row-height="true"/>
    </style:style>
    <style:style style:name="ro50" style:family="table-row">
      <style:table-row-properties style:row-height="3.84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7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7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9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5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6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64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/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71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6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58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0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8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3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4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4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52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33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3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3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3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3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3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3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37" style:family="text">
      <style:text-properties fo:color="#bf8f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3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5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38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39" style:family="text">
      <style:text-properties fo:color="#bf8f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27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40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4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42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4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9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44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86" style:family="text"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4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4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4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48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4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0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5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2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3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6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5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56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57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58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6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62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6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25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387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64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65" style:family="text">
      <style:text-properties fo:color="#0070c0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66" style:family="text">
      <style:text-properties fo:color="#c65911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67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68" style:family="text"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8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89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90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9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92" style:family="text">
      <style:text-properties fo:color="#0070c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9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69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7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71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72" style:family="text">
      <style:text-properties fo:color="#0d47a1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73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74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75" style:family="text">
      <style:text-properties fo:color="#1b5e2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76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77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78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79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80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81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394" style:family="text">
      <style:text-properties fo:color="#d84315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9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47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54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96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49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550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551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52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32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97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9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9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00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5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01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02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03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4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5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6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8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9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10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11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12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13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54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55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1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15" style:family="text">
      <style:text-properties fo:color="#c62828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1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17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1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1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0" style:family="text">
      <style:text-properties fo:color="#536df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2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4" style:family="text">
      <style:text-properties fo:color="#2e7d32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56" style:family="text">
      <style:text-properties fo:color="#33444d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25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6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2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29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0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1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3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4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5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6" style:family="text">
      <style:text-properties fo:color="#006064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37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5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58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38" style:family="text">
      <style:text-properties fo:color="#4a148c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39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0" style:family="text">
      <style:text-properties fo:color="#006064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1" style:family="text"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442" style:family="tex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3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4" style:family="text">
      <style:text-properties fo:color="#33691e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59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6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446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447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4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49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50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2" style:family="text">
      <style:text-properties fo:color="#d32f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5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2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4" style:family="text">
      <style:text-properties fo:color="#e64a19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5" style:family="text">
      <style:text-properties fo:color="#d84315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6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7" style:family="text">
      <style:text-properties fo:color="#55308d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58" style:family="text"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59" style:family="text">
      <style:text-properties fo:color="#ed4c05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0" style:family="text">
      <style:text-properties fo:color="#127622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2" style:family="text">
      <style:text-properties fo:color="#006064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4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5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66" style:family="text">
      <style:text-properties fo:color="#0d47a1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67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68" style:family="text">
      <style:text-properties fo:color="#e64a19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69" style:family="text">
      <style:text-properties fo:color="#d84315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3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1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2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5" style:family="text">
      <style:text-properties fo:color="#ef6c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4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6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7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7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8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8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79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69" style:family="text">
      <style:text-properties fo:color="#880e4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0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80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81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5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45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82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5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4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6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2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3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9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0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0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5" style:family="text">
      <style:text-properties fo:color="#5d403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0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0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09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74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75" style:family="text">
      <style:text-properties fo:color="#d32f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76" style:family="text">
      <style:text-properties fo:color="#ef6c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10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1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3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4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15" style:family="text">
      <style:text-properties fo:color="#4527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7" style:family="text">
      <style:text-properties fo:color="#ad145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8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19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1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2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3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4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7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8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6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28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2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30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1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33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8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9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0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2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4" style:family="text">
      <style:text-properties fo:color="#558b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6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79" style:family="text">
      <style:text-properties fo:color="#b71c1c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80" style:family="text">
      <style:text-properties fo:color="#1b5e2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8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82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84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6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26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263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264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265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266" style:family="text">
      <style:text-properties fo:color="#be480a"/>
    </style:style>
    <style:style style:name="T267" style:family="text">
      <style:text-properties fo:color="#ff0000"/>
    </style:style>
    <style:style style:name="T268" style:family="text">
      <style:text-properties fo:color="#3465a4"/>
    </style:style>
    <style:style style:name="T26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0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7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72" style:family="text">
      <style:text-properties fo:font-style="normal" style:font-style-asian="normal" style:font-style-complex="normal"/>
    </style:style>
    <style:style style:name="T273" style:family="text">
      <style:text-properties fo:font-style="normal" style:font-style-asian="normal" style:font-style-complex="normal" fo:color="#808080"/>
    </style:style>
    <style:style style:name="T27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5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7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277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278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7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80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8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82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83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84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85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8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8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88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89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90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9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9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9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9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95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97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298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99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00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0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0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0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04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0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0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0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30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309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10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11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12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4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3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3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3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319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20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2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22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323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2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32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32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58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8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58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8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589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590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1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92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9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59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59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59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59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59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599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00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0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6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6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6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6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60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60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60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60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6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1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612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13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14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615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61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61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1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61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62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62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6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6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62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62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62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62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62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6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631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3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3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63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3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63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63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3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63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64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64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64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64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64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64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64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64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648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64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6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6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65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65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654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65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65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65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65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659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66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66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66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66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66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665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66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66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668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6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67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67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67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67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7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67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6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6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6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6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6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68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8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68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68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6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68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687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688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689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69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691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69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93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694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95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69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6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6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6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700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70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70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70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70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70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70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70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70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709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10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711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71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71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7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7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717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1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1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72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7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72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72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72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72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72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727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729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3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73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73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73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73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3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73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73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73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73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74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74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74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74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4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74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74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4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74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7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750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75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752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753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754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75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7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57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58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76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6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76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6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76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7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76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7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76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77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77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7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7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77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7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777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7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78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782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3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78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78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78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5">
        <table:table-column table:style-name="co12" table:default-cell-style-name="ce62"/>
        <table:table-column table:style-name="co13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5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5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УСТАНОВКА И ДЕИНСТАЛЛЯЦИЯ ПАКЕТОВ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/var/log</text:p>
          </table:table-cell>
          <table:table-cell table:style-name="ce5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mesg</text:p>
          </table:table-cell>
          <table:table-cell table:style-name="ce5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ТЕРМИНАЛ gnome-terminal</text:p>
          </table:table-cell>
          <table:table-cell table:style-name="ce53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!!</text:p>
          </table:table-cell>
          <table:table-cell table:style-name="ce5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'+' <text:s/>или Ctrl+9</text:p>
          </table:table-cell>
          <table:table-cell table:style-name="ce5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C</text:p>
          </table:table-cell>
          <table:table-cell table:style-name="ce5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Insert</text:p>
          </table:table-cell>
          <table:table-cell table:style-name="ce5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+Alt+F3</text:p>
          </table:table-cell>
          <table:table-cell table:style-name="ce5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Alt+F1</text:p>
          </table:table-cell>
          <table:table-cell table:style-name="ce5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lear</text:p>
          </table:table-cell>
          <table:table-cell table:style-name="ce5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</text:p>
          </table:table-cell>
          <table:table-cell table:style-name="ce5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 -s 1024x768</text:p>
          </table:table-cell>
          <table:table-cell table:style-name="ce5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sudo</text:p>
          </table:table-cell>
          <table:table-cell table:style-name="ce5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echo Привет</text:p>
          </table:table-cell>
          <table:table-cell table:style-name="ce52" office:value-type="string" calcext:value-type="string">
            <text:p><text:span text:style-name="T274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man -k &lt;интересующая команда keyword или её кусок&gt;</text:p>
          </table:table-cell>
          <table:table-cell table:style-name="ce5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atis &lt;интересующая команда или её кусок&gt;</text:p>
          </table:table-cell>
          <table:table-cell table:style-name="ce5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command1 &amp;&amp; command2 &amp;&amp; command3</text:p>
          </table:table-cell>
          <table:table-cell table:style-name="ce52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ommand1; command2; command3</text:p>
          </table:table-cell>
          <table:table-cell table:style-name="ce52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60">command1</text:span><text:span text:style-name="T261">  |  </text:span><text:span text:style-name="T262">command2</text:span></text:p>
          </table:table-cell>
          <table:table-cell table:style-name="ce52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6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ps</text:p>
          </table:table-cell>
          <table:table-cell table:style-name="ce5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x</text:p>
          </table:table-cell>
          <table:table-cell table:style-name="ce5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&lt;имя пользователя&gt;</text:p>
          </table:table-cell>
          <table:table-cell table:style-name="ce5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</text:p>
          </table:table-cell>
          <table:table-cell table:style-name="ce5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 | grep denis</text:p>
          </table:table-cell>
          <table:table-cell table:style-name="ce5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</text:p>
          </table:table-cell>
          <table:table-cell table:style-name="ce5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all &lt;имя/id процесса&gt;</text:p>
          </table:table-cell>
          <table:table-cell table:style-name="ce5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3">kill </text:span><text:span text:style-name="T264">-STOP</text:span><text:span text:style-name="T265"> &lt;имя/id процесса&gt;</text:span></text:p>
          </table:table-cell>
          <table:table-cell table:style-name="ce5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3">kill </text:span><text:span text:style-name="T264">-CONT</text:span><text:span text:style-name="T265"> &lt;имя/id процесса&gt;</text:span></text:p>
          </table:table-cell>
          <table:table-cell table:style-name="ce5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/>
          <table:table-cell table:style-name="ce52" office:value-type="string" calcext:value-type="string">
            <text:p><text:span text:style-name="T274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TERM &lt;имя/id процесса&gt;</text:p>
          </table:table-cell>
          <table:table-cell table:style-name="ce52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KILL &lt;имя/id процесса&gt;</text:p>
          </table:table-cell>
          <table:table-cell table:style-name="ce52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g</text:p>
          </table:table-cell>
          <table:table-cell table:style-name="ce5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С</text:p>
          </table:table-cell>
          <table:table-cell table:style-name="ce5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Z</text:p>
          </table:table-cell>
          <table:table-cell table:style-name="ce5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p</text:p>
          </table:table-cell>
          <table:table-cell table:style-name="ce5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P</text:p>
          </table:table-cell>
          <table:table-cell table:style-name="ce5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M</text:p>
          </table:table-cell>
          <table:table-cell table:style-name="ce5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ree -h</text:p>
          </table:table-cell>
          <table:table-cell table:style-name="ce5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</text:p>
          </table:table-cell>
          <table:table-cell table:style-name="ce5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reboot now</text:p>
          </table:table-cell>
          <table:table-cell table:style-name="ce5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СЛУЖБЫ (скрытые фоновые процессы)</text:p>
          </table:table-cell>
          <table:table-cell table:style-name="ce53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266">опции</text:span> <text:span text:style-name="T267">команда</text:span> <text:span text:style-name="T268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ystemctl stop predictive</text:p>
          </table:table-cell>
          <table:table-cell table:style-name="ce5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list-units</text:p>
          </table:table-cell>
          <table:table-cell table:style-name="ce5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269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start service</text:p>
          </table:table-cell>
          <table:table-cell table:style-name="ce5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restart …</text:p>
          </table:table-cell>
          <table:table-cell table:style-name="ce5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try-restart …</text:p>
          </table:table-cell>
          <table:table-cell table:style-name="ce5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69">systemctl </text:span>reload-or-restart …</text:p>
          </table:table-cell>
          <table:table-cell table:style-name="ce5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enable …</text:p>
          </table:table-cell>
          <table:table-cell table:style-name="ce5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disable …</text:p>
          </table:table-cell>
          <table:table-cell table:style-name="ce5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is-enabled </text:p>
          </table:table-cell>
          <table:table-cell table:style-name="ce5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snapsot</text:p>
          </table:table-cell>
          <table:table-cell table:style-name="ce5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69">systemctl </text:span>daemon-reload</text:p>
          </table:table-cell>
          <table:table-cell table:style-name="ce5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cd</text:p>
          </table:table-cell>
          <table:table-cell table:style-name="ce5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</text:p>
          </table:table-cell>
          <table:table-cell table:style-name="ce5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</text:p>
          </table:table-cell>
          <table:table-cell table:style-name="ce5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/..</text:p>
          </table:table-cell>
          <table:table-cell table:style-name="ce5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d ~</text:p>
          </table:table-cell>
          <table:table-cell table:style-name="ce5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wd</text:p>
          </table:table-cell>
          <table:table-cell table:style-name="ce5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ls</text:p>
          </table:table-cell>
          <table:table-cell table:style-name="ce5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s -la</text:p>
          </table:table-cell>
          <table:table-cell table:style-name="ce5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ls -la -R /</text:p>
          </table:table-cell>
          <table:table-cell table:style-name="ce5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cate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ereis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ind /home -name "&lt;имя файла/папки&gt;"</text:p>
          </table:table-cell>
          <table:table-cell table:style-name="ce5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mkdir</text:p>
          </table:table-cell>
          <table:table-cell table:style-name="ce5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kdir -p Dir4/Dir5</text:p>
          </table:table-cell>
          <table:table-cell table:style-name="ce5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uch</text:p>
          </table:table-cell>
          <table:table-cell table:style-name="ce5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rm</text:p>
          </table:table-cell>
          <table:table-cell table:style-name="ce5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</text:p>
          </table:table-cell>
          <table:table-cell table:style-name="ce5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 -p dir1/dir2/dir3</text:p>
          </table:table-cell>
          <table:table-cell table:style-name="ce5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5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5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cat</text:p>
          </table:table-cell>
          <table:table-cell table:style-name="ce5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more</text:p>
          </table:table-cell>
          <table:table-cell table:style-name="ce5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less</text:p>
          </table:table-cell>
          <table:table-cell table:style-name="ce5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70">cp</text:span> &lt;название файла&gt; &lt;путь, куда копируем&gt;</text:p>
          </table:table-cell>
          <table:table-cell table:style-name="ce5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*.*</text:p>
          </table:table-cell>
          <table:table-cell table:style-name="ce5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?.*</text:p>
          </table:table-cell>
          <table:table-cell table:style-name="ce5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p -R Dir2 Dir 4</text:p>
          </table:table-cell>
          <table:table-cell table:style-name="ce5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v</text:p>
          </table:table-cell>
          <table:table-cell table:style-name="ce5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mv</text:p>
          </table:table-cell>
          <table:table-cell table:style-name="ce5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text.txt .text.txt</text:p>
          </table:table-cell>
          <table:table-cell table:style-name="ce5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&lt;folder name&gt;/</text:p>
          </table:table-cell>
          <table:table-cell table:style-name="ce5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..</text:p>
          </table:table-cell>
          <table:table-cell table:style-name="ce5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df /work</text:p>
          </table:table-cell>
          <table:table-cell table:style-name="ce5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/root</text:p>
          </table:table-cell>
          <table:table-cell table:style-name="ce5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-Th | grep "^/dev"</text:p>
          </table:table-cell>
          <table:table-cell table:style-name="ce5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blk -f</text:p>
          </table:table-cell>
          <table:table-cell table:style-name="ce5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mc</text:p>
          </table:table-cell>
          <table:table-cell table:style-name="ce52" office:value-type="string" calcext:value-type="string">
            <text:p><text:span text:style-name="T16">Открыть коммандер прямо в терминале ))</text:span></text:p>
            <text:p>Если его нет, то <text:span text:style-name="T16">sudo apt install mc</text:span></text:p>
          </table:table-cell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gedit</text:p>
          </table:table-cell>
          <table:table-cell table:style-name="ce5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54" office:value-type="string" calcext:value-type="string">
            <text:p>nano</text:p>
          </table:table-cell>
          <table:table-cell table:style-name="ce5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47">
          <table:table-cell table:style-name="ce5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5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-K (или F9)</text:p>
          </table:table-cell>
          <table:table-cell table:style-name="ce5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комбинация Alt-6</text:p>
          </table:table-cell>
          <table:table-cell table:style-name="ce5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-U или F10</text:p>
          </table:table-cell>
          <table:table-cell table:style-name="ce5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pico</text:p>
          </table:table-cell>
          <table:table-cell table:style-name="ce5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vi</text:p>
          </table:table-cell>
          <table:table-cell table:style-name="ce5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52" office:value-type="string" calcext:value-type="string">
            <text:p>Выйти из VIM</text:p>
          </table:table-cell>
          <table:table-cell table:number-columns-repeated="1022"/>
        </table:table-row>
        <table:table-row table:style-name="ro48">
          <table:table-cell table:style-name="ce52" office:value-type="string" calcext:value-type="string">
            <text:p>sed</text:p>
          </table:table-cell>
          <table:table-cell table:style-name="ce5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ln -s</text:p>
          </table:table-cell>
          <table:table-cell table:style-name="ce5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10">
          <table:table-cell table:style-name="ce54" office:value-type="string" calcext:value-type="string">
            <text:p>ln</text:p>
          </table:table-cell>
          <table:table-cell table:style-name="ce5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wc &lt;имя файла&gt;</text:p>
          </table:table-cell>
          <table:table-cell table:style-name="ce5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&lt;имя файла с данными&gt;</text:p>
          </table:table-cell>
          <table:table-cell table:style-name="ce5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n</text:p>
          </table:table-cell>
          <table:table-cell table:style-name="ce5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5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атрибут -f 3</text:p>
          </table:table-cell>
          <table:table-cell table:style-name="ce5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70">grep</text:span> &lt;искомый текст&gt; &lt;папка/файл&gt;</text:p>
          </table:table-cell>
          <table:table-cell table:style-name="ce5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.gov" mydatafile.txt</text:p>
          </table:table-cell>
          <table:table-cell table:style-name="ce5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*.gov" mydatafile.txt</text:p>
          </table:table-cell>
          <table:table-cell table:style-name="ce5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(kgb.gov|intel.com)"</text:p>
          </table:table-cell>
          <table:table-cell table:style-name="ce5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ead</text:p>
          </table:table-cell>
          <table:table-cell table:style-name="ce5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ead &lt;имя переменной&gt;</text:p>
          </table:table-cell>
          <table:table-cell table:style-name="ce5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names.txt</text:p>
          </table:table-cell>
          <table:table-cell table:style-name="ce5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sort names.txt &gt; sorted.txt</text:p>
          </table:table-cell>
          <table:table-cell table:style-name="ce5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»</text:p>
          </table:table-cell>
          <table:table-cell table:style-name="ce5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2&gt;</text:p>
          </table:table-cell>
          <table:table-cell table:style-name="ce5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2&gt; errors.txt</text:p>
          </table:table-cell>
          <table:table-cell table:style-name="ce5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2&gt; /dev/null</text:p>
          </table:table-cell>
          <table:table-cell table:style-name="ce5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gt; good.txt 2&gt; errors.txt</text:p>
          </table:table-cell>
          <table:table-cell table:style-name="ce5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amp;&gt; allresults.txt</text:p>
          </table:table-cell>
          <table:table-cell table:style-name="ce5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tar</text:p>
          </table:table-cell>
          <table:table-cell table:style-name="ce5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70">tar</text:span> cvf mytar.tar Folder1</text:p>
          </table:table-cell>
          <table:table-cell table:style-name="ce5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tf mytar.tar</text:p>
          </table:table-cell>
          <table:table-cell table:style-name="ce5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xvf mytar.tar</text:p>
          </table:table-cell>
          <table:table-cell table:style-name="ce5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70">gzip</text:span> mytar.tar</text:p>
          </table:table-cell>
          <table:table-cell table:style-name="ce5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unzip mytar.tar.gz</text:p>
          </table:table-cell>
          <table:table-cell table:style-name="ce5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70">bzip2</text:span> mytar.tar</text:p>
          </table:table-cell>
          <table:table-cell table:style-name="ce5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bunzip2 mytar.tar.bz2</text:p>
          </table:table-cell>
          <table:table-cell table:style-name="ce5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70">xz</text:span> и unxz</text:p>
          </table:table-cell>
          <table:table-cell table:style-name="ce5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3"/>
          <table:table-cell table:number-columns-repeated="1022"/>
        </table:table-row>
        <table:table-row table:style-name="ro4">
          <table:table-cell table:style-name="ce54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unzip myZIP.zip</text:p>
          </table:table-cell>
          <table:table-cell table:style-name="ce5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cat /etc/passwd</text:p>
          </table:table-cell>
          <table:table-cell table:style-name="ce5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ami</text:p>
          </table:table-cell>
          <table:table-cell table:style-name="ce5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70">su</text:span> &lt;имя юзера&gt;</text:p>
          </table:table-cell>
          <table:table-cell table:style-name="ce5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gout</text:p>
          </table:table-cell>
          <table:table-cell table:style-name="ce5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d &lt;имя юзера&gt;</text:p>
          </table:table-cell>
          <table:table-cell table:style-name="ce5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ast</text:p>
          </table:table-cell>
          <table:table-cell table:style-name="ce5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</text:p>
          </table:table-cell>
          <table:table-cell table:style-name="ce5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w</text:p>
          </table:table-cell>
          <table:table-cell table:style-name="ce5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<text:span text:style-name="T270">useradd</text:span> -m &lt;имя пользователя&gt;</text:p>
          </table:table-cell>
          <table:table-cell table:style-name="ce5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passwd &lt;имя пользователя&gt;</text:p>
          </table:table-cell>
          <table:table-cell table:style-name="ce5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/etc/skel/</text:p>
          </table:table-cell>
          <table:table-cell table:style-name="ce5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userdel -r &lt;имя пользователя&gt;</text:p>
          </table:table-cell>
          <table:table-cell table:style-name="ce5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groupadd &lt;имя группы&gt;</text:p>
          </table:table-cell>
          <table:table-cell table:style-name="ce5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groupdel &lt;имя группы&gt;</text:p>
          </table:table-cell>
          <table:table-cell table:style-name="ce5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<text:span text:style-name="T270">usermod</text:span> <text:span text:style-name="T271">-aG</text:span> &lt;имя группы&gt; &lt;имя пользователя&gt;</text:p>
          </table:table-cell>
          <table:table-cell table:style-name="ce5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deluser &lt;имя группы&gt; &lt;имя пользователя&gt;</text:p>
          </table:table-cell>
          <table:table-cell table:style-name="ce5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env | grep proxy</text:p>
          </table:table-cell>
          <table:table-cell table:style-name="ce5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fconfig</text:p>
          </table:table-cell>
          <table:table-cell table:style-name="ce5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wconfig</text:p>
          </table:table-cell>
          <table:table-cell table:style-name="ce52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hw -C network</text:p>
          </table:table-cell>
          <table:table-cell table:style-name="ce52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netstat -antu</text:p>
          </table:table-cell>
          <table:table-cell table:style-name="ce5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ifconfig</text:p>
          </table:table-cell>
          <table:table-cell table:style-name="ce5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p addr show</text:p>
          </table:table-cell>
          <table:table-cell table:style-name="ce5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oute</text:p>
          </table:table-cell>
          <table:table-cell table:style-name="ce5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ing</text:p>
          </table:table-cell>
          <table:table-cell table:style-name="ce5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1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52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274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wx</text:p>
          </table:table-cell>
          <table:table-cell table:style-name="ce5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--</text:p>
          </table:table-cell>
          <table:table-cell table:style-name="ce5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own &lt;имя пользователя&gt; &lt;имя файла/папки&gt;</text:p>
          </table:table-cell>
          <table:table-cell table:style-name="ce5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grp &lt;имя группы&gt; &lt;имя файла/папки&gt;</text:p>
          </table:table-cell>
          <table:table-cell table:style-name="ce5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mod o+x &lt;имя файла/папки&gt;</text:p>
          </table:table-cell>
          <table:table-cell table:style-name="ce5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u+x, g-w, o+r &lt;имя файла/папки&gt;</text:p>
          </table:table-cell>
          <table:table-cell table:style-name="ce5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hmod ugo=r &lt;имя файла/папки&gt;</text:p>
          </table:table-cell>
          <table:table-cell table:style-name="ce5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 = 4, w = 2, x = 1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rwx = 7, rw- = 6, r-x = 5, r-- = 4, -wx = 3, -w- = 2, --x = 1, --- = 0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chmod 777 &lt;имя файла/папки&gt;</text:p>
          </table:table-cell>
          <table:table-cell table:style-name="ce5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o+t &lt;имя папки&gt;</text:p>
          </table:table-cell>
          <table:table-cell table:style-name="ce5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1777 &lt;имя папки&gt;</text:p>
          </table:table-cell>
          <table:table-cell table:style-name="ce5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4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hmod -R 777 &lt;имя папки&gt;</text:p>
          </table:table-cell>
          <table:table-cell table:style-name="ce52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lsusb</text:p>
          </table:table-cell>
          <table:table-cell table:style-name="ce5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animage -L</text:p>
          </table:table-cell>
          <table:table-cell table:style-name="ce5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ubuntu-drivers devices</text:p>
          </table:table-cell>
          <table:table-cell table:style-name="ce5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272">sudo fdisk -l     </text:span><text:span text:style-name="T273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52" office:value-type="string" calcext:value-type="string">
            <text:p><text:span text:style-name="T16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brscan-skey <text:s/>-l</text:p>
          </table:table-cell>
          <table:table-cell table:style-name="ce5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52"/>
          <table:table-cell table:style-name="ce5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./myscript.sh</text:p>
          </table:table-cell>
          <table:table-cell table:style-name="ce5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term -e ./myscript.sh</text:p>
          </table:table-cell>
          <table:table-cell table:style-name="ce52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52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49">
          <table:table-cell table:style-name="ce52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52" office:value-type="string" calcext:value-type="string">
            <text:p>Питоновское <text:span text:style-name="T16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274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$0</text:p>
          </table:table-cell>
          <table:table-cell table:style-name="ce5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$1</text:p>
          </table:table-cell>
          <table:table-cell table:style-name="ce5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5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50">
          <table:table-cell table:style-name="ce5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5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52" office:value-type="string" calcext:value-type="string">
            <text:p>whil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myfile in `ls *.txt`; do</text:p>
            <text:p>cat $myfile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x in {1...10}; do</text:p>
            <text:p>echo "X = $x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mma=0</text:p>
          </table:table-cell>
          <table:table-cell table:style-name="ce5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5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yFunction 50 vasya</text:p>
          </table:table-cell>
          <table:table-cell table:style-name="ce5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"Summa = $summa"</text:p>
          </table:table-cell>
          <table:table-cell table:style-name="ce5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53" office:value-type="string" calcext:value-type="string">
            <text:p>ssh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74">ssh </text:span><text:span text:style-name="T274"><text:a xlink:href="mailto:login@ip" xlink:type="simple">login@ip</text:a></text:span></text:p>
            <text:p/>
            <text:p><text:span text:style-name="T274">НАПРИМЕР,</text:span></text:p>
            <text:p><text:span text:style-name="T274">ssh </text:span><text:span text:style-name="T274"><text:a xlink:href="mailto:bars@192.168.233.95" xlink:type="simple">bars@192.168.233.95</text:a></text:span></text:p>
          </table:table-cell>
          <table:table-cell table:style-name="ce52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at /opt/bars/web_edu/web_edu_custom2/conf/web_edu.conf | less</text:p>
          </table:table-cell>
          <table:table-cell table:style-name="ce52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Выход из просмотра q</text:p>
          </table:table-cell>
          <table:table-cell table:style-name="ce52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c</text:p>
          </table:table-cell>
          <table:table-cell table:style-name="ce52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52" table:number-columns-repeated="2"/>
          <table:table-cell table:number-columns-repeated="1022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62"/>
        <table:table-column table:style-name="co6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127"/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КОММИТ, ПУШ и ПУЛЛ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75">git </text:span><text:span text:style-name="T276">add</text:span><text:span text:style-name="T277"> .</text:span></text:p>
          </table:table-cell>
          <table:table-cell table:style-name="ce5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78">git </text:span><text:span text:style-name="T279">commit</text:span><text:span text:style-name="T280"> -m "README file was changed"</text:span></text:p>
          </table:table-cell>
          <table:table-cell table:style-name="ce5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git <text:span text:style-name="T281">push</text:span> -u <text:span text:style-name="T282">origin master</text:span></text:p>
          </table:table-cell>
          <table:table-cell table:style-name="ce52" office:value-type="string" calcext:value-type="string">
            <text:p><text:span text:style-name="T585">из локального выгрузить ветку главную в репозиторий, подключенный как </text:span><text:span text:style-name="T586">origin</text:span><text:span text:style-name="T587">, в ветку </text:span><text:span text:style-name="T588">master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git <text:span text:style-name="T283">diff</text:span> --stat --cached<text:span text:style-name="T284"> origin/master</text:span></text:p>
          </table:table-cell>
          <table:table-cell table:style-name="ce5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rm --cached blog/blog.php</text:p>
          </table:table-cell>
          <table:table-cell table:style-name="ce5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push</text:p>
          </table:table-cell>
          <table:table-cell table:style-name="ce5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271">add</text:span> Practice/a.makarov/test.py</text:p>
          </table:table-cell>
          <table:table-cell table:style-name="ce5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<text:span text:style-name="T285">pull</text:span> aanikin master –allow-unrelated-histories</text:p>
          </table:table-cell>
          <table:table-cell table:style-name="ce5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285">push</text:span> -u aanikin --all</text:p>
          </table:table-cell>
          <table:table-cell table:style-name="ce5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86">git </text:span><text:span text:style-name="T287">clone</text:span><text:span text:style-name="T288"> </text:span>https://github.com/aanikin/Python</text:p>
          </table:table-cell>
          <table:table-cell table:style-name="ce5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git clean -df</text:p>
            <text:p>git reset --hard</text:p>
            <text:p>git pull <text:span text:style-name="T284">origin master</text:span></text:p>
          </table:table-cell>
          <table:table-cell table:style-name="ce5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ТЭГИ</text:p>
          </table:table-cell>
          <table:table-cell table:style-name="ce104"/>
          <table:table-cell table:number-columns-repeated="1022"/>
        </table:table-row>
        <table:table-row table:style-name="ro16">
          <table:table-cell table:style-name="ce106" office:value-type="string" calcext:value-type="string">
            <text:p>git tag stable-1</text:p>
          </table:table-cell>
          <table:table-cell table:style-name="ce52" office:value-type="string" calcext:value-type="string">
            <text:p><text:span text:style-name="T304">создать «легковесный» тэг, связанный с последним</text:span></text:p>
            <text:p><text:span text:style-name="T304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tag stable-2 f292ef5</text:p>
          </table:table-cell>
          <table:table-cell table:style-name="ce106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БЭКАП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</text:p>
          </table:table-cell>
          <table:table-cell table:style-name="ce106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7">
          <table:table-cell table:style-name="ce108" office:value-type="string" calcext:value-type="string">
            <text:p>git <text:span text:style-name="T289">reset</text:span> --soft <text:span text:style-name="T282">origin feature</text:span></text:p>
          </table:table-cell>
          <table:table-cell table:style-name="ce52" office:value-type="string" calcext:value-type="string">
            <text:p><text:span text:style-name="T589">Главная команда!</text:span></text:p>
            <text:p><text:span text:style-name="T304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reset HEAD~1</text:p>
          </table:table-cell>
          <table:table-cell table:style-name="ce52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0">
          <table:table-cell table:style-name="ce108" office:value-type="string" calcext:value-type="string">
            <text:p>git revert HEAD</text:p>
          </table:table-cell>
          <table:table-cell table:style-name="ce52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108" office:value-type="string" calcext:value-type="string">
            <text:p>git reset ORIG_HEAD</text:p>
          </table:table-cell>
          <table:table-cell table:style-name="ce52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289">checkout</text:span> &lt;hello.html&gt;</text:p>
          </table:table-cell>
          <table:table-cell table:style-name="ce5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set &lt;кусок изменённого объекта, например HEAD hello.html&gt;</text:p>
          </table:table-cell>
          <table:table-cell table:style-name="ce5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vert 7f6b500</text:p>
          </table:table-cell>
          <table:table-cell table:style-name="ce106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 9cf99cc —hard</text:p>
          </table:table-cell>
          <table:table-cell table:style-name="ce106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АНАЛИЗ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52" office:value-type="string" calcext:value-type="string">
            <text:p>git log —oneline</text:p>
          </table:table-cell>
          <table:table-cell table:style-name="ce5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status <text:s/></text:p>
          </table:table-cell>
          <table:table-cell table:style-name="ce106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git <text:span text:style-name="T283">diff</text:span> --stat --cached<text:span text:style-name="T284"> origin/master</text:span></text:p>
          </table:table-cell>
          <table:table-cell table:style-name="ce106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290">git </text:span><text:span text:style-name="T291">remote</text:span><text:span text:style-name="T292"> </text:span><text:span text:style-name="T293">show </text:span><text:span text:style-name="T294">origin</text:span></text:p>
          </table:table-cell>
          <table:table-cell table:style-name="ce125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mote -v</text:p>
          </table:table-cell>
          <table:table-cell table:style-name="ce106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et remote.origin.url</text:p>
          </table:table-cell>
          <table:table-cell table:style-name="ce106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log —pretty=oneline</text:p>
          </table:table-cell>
          <table:table-cell table:style-name="ce106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git tag</text:p>
          </table:table-cell>
          <table:table-cell table:style-name="ce52" office:value-type="string" calcext:value-type="string">
            <text:p><text:span text:style-name="T304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НАСТРОЙКИ ПОДКЛЮЧЕНИЯ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name <text:span text:style-name="T295">"AntAlMakarov"</text:span></text:p>
          </table:table-cell>
          <table:table-cell table:style-name="ce5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password "your password"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96">git config --global user.email </text:span><text:span text:style-name="T297">"</text:span>AntAlMakarov@greenatom.ru<text:span text:style-name="T298">"</text:span></text:p>
          </table:table-cell>
          <table:table-cell table:style-name="ce52" office:value-type="string" calcext:value-type="string">
            <text:p><text:span text:style-name="T305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299">git </text:span><text:span text:style-name="T300">remote </text:span><text:span text:style-name="T301">add</text:span><text:span text:style-name="T302"> </text:span><text:span text:style-name="T301">origin</text:span><text:span text:style-name="T303"> </text:span>https://gitlab.com/dev/name_repo<text:span text:style-name="T304">/</text:span></text:p>
          </table:table-cell>
          <table:table-cell table:style-name="ce5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305">git remote add origin </text:span>https://github.com/Antohnio123/Antohnio.git</text:p>
          </table:table-cell>
          <table:table-cell table:style-name="ce5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306">remote </text:span><text:span text:style-name="T307">set-url</text:span><text:span text:style-name="T308"> </text:span><text:span text:style-name="T307">origin</text:span><text:span text:style-name="T308"> </text:span>new.git.url/here</text:p>
          </table:table-cell>
          <table:table-cell table:style-name="ce5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269">git remote set-url origin https://&lt;MYNAME&gt;</text:span>:&lt;MYTOKEN&gt;@github.com/scuzzlebuzzle/ol3-1.git</text:p>
          </table:table-cell>
          <table:table-cell table:style-name="ce5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1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305">git remote add aanikin </text:span>https://github.com/aanikin/Python</text:p>
          </table:table-cell>
          <table:table-cell table:style-name="ce5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git config --global credential.helper store</text:p>
          </table:table-cell>
          <table:table-cell table:style-name="ce52" office:value-type="string" calcext:value-type="string">
            <text:p><text:span text:style-name="T16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--unset credential.helper</text:p>
          </table:table-cell>
          <table:table-cell table:style-name="ce52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m ~/.git-credentials</text:p>
          </table:table-cell>
          <table:table-cell table:style-name="ce52" office:value-type="string" calcext:value-type="string">
            <text:p><text:span text:style-name="T590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112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ВЕТКИ: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113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git checkout -b admin</text:p>
          </table:table-cell>
          <table:table-cell table:style-name="ce52" office:value-type="string" calcext:value-type="string">
            <text:p><text:span text:style-name="T304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15" office:value-type="string" calcext:value-type="string">
            <text:p>git checkout forum</text:p>
          </table:table-cell>
          <table:table-cell table:style-name="ce106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heckout 2a36c1b</text:p>
          </table:table-cell>
          <table:table-cell table:style-name="ce106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merge forum</text:p>
          </table:table-cell>
          <table:table-cell table:style-name="ce106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106" office:value-type="string" calcext:value-type="string">
            <text:p>git branch --set-upstream-to=master tocheck</text:p>
          </table:table-cell>
          <table:table-cell table:style-name="ce106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20">
          <table:table-cell table:style-name="ce106" office:value-type="string" calcext:value-type="string">
            <text:p>$ git checkout &lt;feature&gt;</text:p>
            <text:p>$ git <text:span text:style-name="T271">merge</text:span> master</text:p>
            <text:p>(or)</text:p>
            <text:p>$ git <text:span text:style-name="T271">merge</text:span> master &lt;feature&gt;</text:p>
          </table:table-cell>
          <table:table-cell table:style-name="ce106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1">
          <table:table-cell table:style-name="ce106" office:value-type="string" calcext:value-type="string">
            <text:p>git checkout &lt;feature&gt;</text:p>
            <text:p>git <text:span text:style-name="T309">rebase</text:span> -i master</text:p>
          </table:table-cell>
          <table:table-cell table:style-name="ce106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6">
          <table:table-cell table:style-name="ce106" office:value-type="string" calcext:value-type="string">
            <text:p>git <text:span text:style-name="T310">stash</text:span></text:p>
          </table:table-cell>
          <table:table-cell table:style-name="ce106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310">stash</text:span> save "Какое-нибудь сообщение"</text:p>
          </table:table-cell>
          <table:table-cell table:style-name="ce106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git <text:span text:style-name="T310">stash</text:span> save <text:span text:style-name="T311">-u</text:span></text:p>
          </table:table-cell>
          <table:table-cell table:style-name="ce106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310">stash</text:span> list</text:p>
          </table:table-cell>
          <table:table-cell table:style-name="ce106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6">
          <table:table-cell table:style-name="ce106" office:value-type="string" calcext:value-type="string">
            <text:p>git <text:span text:style-name="T310">push -d</text:span> origin &lt;branch_name&gt;</text:p>
          </table:table-cell>
          <table:table-cell table:style-name="ce106" office:value-type="string" calcext:value-type="string">
            <text:p><text:span text:style-name="T16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branch -d &lt;имя ветки&gt;</text:p>
          </table:table-cell>
          <table:table-cell table:style-name="ce106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<text:span text:style-name="T312">stash</text:span> <text:span text:style-name="T313">clear</text:span></text:p>
          </table:table-cell>
          <table:table-cell table:style-name="ce106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<text:span text:style-name="T310">stash</text:span></text:p>
            <text:p>git checkout branch123</text:p>
            <text:p>git <text:span text:style-name="T310">stash apply</text:span></text:p>
          </table:table-cell>
          <table:table-cell table:style-name="ce106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oldname&gt; &lt;newname&gt;</text:p>
          </table:table-cell>
          <table:table-cell table:style-name="ce106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lobal alias.rename 'branch -m'</text:p>
          </table:table-cell>
          <table:table-cell table:style-name="ce106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6">
          <table:table-cell table:style-name="ce116" office:value-type="string" calcext:value-type="string">
            <text:p>ВЕТКИ в Gitlab - правильное создание issue и их мерджевание</text:p>
          </table:table-cell>
          <table:table-cell table:style-name="ce116"/>
          <table:table-cell table:number-columns-repeated="1022"/>
        </table:table-row>
        <table:table-row table:style-name="ro15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6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1">
          <table:table-cell table:style-name="ce106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6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7" office:value-type="string" calcext:value-type="string">
            <text:p>Мердж / <text:s/>Пул реквест</text:p>
          </table:table-cell>
          <table:table-cell table:style-name="ce117"/>
          <table:table-cell table:style-name="ce126" table:number-columns-repeated="62"/>
          <table:table-cell table:style-name="ce128" table:number-columns-repeated="960"/>
        </table:table-row>
        <table:table-row table:style-name="ro16">
          <table:table-cell table:style-name="ce106" office:value-type="string" calcext:value-type="string">
            <text:p>git checkout aq</text:p>
            <text:p>git rebase master</text:p>
          </table:table-cell>
          <table:table-cell table:style-name="ce106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git checkout aq</text:p>
            <text:p>git merge origin/master</text:p>
          </table:table-cell>
          <table:table-cell table:style-name="ce106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Ошибки</text:p>
          </table:table-cell>
          <table:table-cell table:style-name="ce118"/>
          <table:table-cell table:number-columns-repeated="1022"/>
        </table:table-row>
        <table:table-row table:style-name="ro16">
          <table:table-cell table:style-name="ce106" office:value-type="string" calcext:value-type="string">
            <text:p>! [remote rejected] dt_api -&gt; dt_api (pre-receive hook declined)</text:p>
          </table:table-cell>
          <table:table-cell table:style-name="ce106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6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SSH-key</text:p>
          </table:table-cell>
          <table:table-cell table:style-name="ce104"/>
          <table:table-cell table:number-columns-repeated="1022"/>
        </table:table-row>
        <table:table-row table:style-name="ro22">
          <table:table-cell table:style-name="ce120" office:value-type="string" calcext:value-type="string" table:number-columns-spanned="2" table:number-rows-spanned="1">
            <text:p><text:span text:style-name="T304">Open a terminal on Linux or macOS, or Git Bash / WSL on Windows.</text:span></text:p>
            <text:p><text:span text:style-name="T304">Generate a new ED25519 SSH key pair:</text:span></text:p>
            <text:p><text:span text:style-name="T304">ssh-keygen -t ed25519 -C "email@example.com"</text:span></text:p>
            <text:p/>
            <text:p><text:span text:style-name="T304">Or, if you want to use RSA:</text:span></text:p>
            <text:p><text:span text:style-name="T304">ssh-keygen -t rsa -b 4096 -C "email@example.com"</text:span></text:p>
            <text:p/>
            <text:p><text:span text:style-name="T304">It will generate the key in =&gt; C:\Users\yourname.ssh directory.</text:span></text:p>
            <text:p><text:span text:style-name="T304">Copy the public key and paste in the gitlab location.</text:span></text:p>
            <text:p/>
            <text:p><text:span text:style-name="T304">ssh-agent $(ssh-add C:\Users\youname\.ssh\id_rsa; git clone </text:span>git@gitlab.com<text:span text:style-name="T304">:xyz/SpringBootStarter.git)</text:span></text:p>
          </table:table-cell>
          <table:covered-table-cell/>
          <table:table-cell table:number-columns-repeated="1022"/>
        </table:table-row>
        <table:table-row table:style-name="ro16">
          <table:table-cell table:style-name="ce106" office:value-type="string" calcext:value-type="string">
            <text:p>В Винде надо удалить старый пароль и логин в Windows Credentials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21" office:value-type="string" calcext:value-type="string">
            <text:p>.gitignore</text:p>
          </table:table-cell>
          <table:table-cell table:style-name="ce119"/>
          <table:table-cell table:number-columns-repeated="1022"/>
        </table:table-row>
        <table:table-row table:style-name="ro16">
          <table:table-cell table:style-name="ce106" office:value-type="string" calcext:value-type="string">
            <text:p>.gitignore</text:p>
          </table:table-cell>
          <table:table-cell table:style-name="ce106" office:value-type="string" calcext:value-type="string">
            <text:p><text:span text:style-name="T305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3">
          <table:table-cell table:style-name="ce106" office:value-type="string" calcext:value-type="string">
            <text:p>/</text:p>
          </table:table-cell>
          <table:table-cell table:style-name="ce52" office:value-type="string" calcext:value-type="string">
            <text:p><text:span text:style-name="T304">Если шаблон начинается со слеша, то он соответствует файлам и каталогам только в корне хранилища. ???</text:span></text:p>
            <text:p/>
            <text:p><text:span text:style-name="T59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*</text:p>
          </table:table-cell>
          <table:table-cell table:style-name="ce106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6">
          <table:table-cell table:style-name="ce122" office:value-type="string" calcext:value-type="string">
            <text:p>**</text:p>
          </table:table-cell>
          <table:table-cell table:style-name="ce106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[…]</text:p>
          </table:table-cell>
          <table:table-cell table:style-name="ce106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4">
          <table:table-cell table:style-name="ce106" office:value-type="string" calcext:value-type="string">
            <text:p>*.[oa]</text:p>
          </table:table-cell>
          <table:table-cell table:style-name="ce52" office:value-type="string" calcext:value-type="string">
            <text:p><text:span text:style-name="T304">file.o</text:span></text:p>
            <text:p><text:span text:style-name="T304">file.a</text:span></text:p>
            <text:p><text:span text:style-name="T304">dsfgfdg.o</text:span></text:p>
            <text:p/>
          </table:table-cell>
          <table:table-cell table:number-columns-repeated="1022"/>
        </table:table-row>
        <table:table-row table:style-name="ro25">
          <table:table-cell table:style-name="ce106" office:value-type="string" calcext:value-type="string">
            <text:p>*.[!oa]</text:p>
          </table:table-cell>
          <table:table-cell table:style-name="ce52" office:value-type="string" calcext:value-type="string">
            <text:p><text:span text:style-name="T304">Если первым знаком стоит восклицательный, он зачит отрицание - любой символ КРОМЕ указанных в скобках</text:span></text:p>
            <text:p><text:span text:style-name="T304">file.s</text:span></text:p>
            <text:p><text:span text:style-name="T304">file.1</text:span></text:p>
            <text:p><text:span text:style-name="T304">file.0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304">!.gitignore</text:span></text:p>
            <text:p><text:span text:style-name="T304">!script.pl</text:span></text:p>
            <text:p><text:span text:style-name="T304">!template.latex</text:span></text:p>
          </table:table-cell>
          <table:table-cell table:style-name="ce106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!*/</text:p>
          </table:table-cell>
          <table:table-cell table:style-name="ce52" office:value-type="string" calcext:value-type="string">
            <text:p><text:span text:style-name="T304">...even if they are in subdirectories</text:span></text:p>
            <text:p/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304">!*/a/b/file1.txt</text:span></text:p>
            <text:p><text:span text:style-name="T304">!*/a/b/c/*</text:span></text:p>
          </table:table-cell>
          <table:table-cell table:style-name="ce52" office:value-type="string" calcext:value-type="string">
            <text:p><text:span text:style-name="T304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304">/files/data.zip</text:span></text:p>
            <text:p><text:span text:style-name="T304">/server.log</text:span></text:p>
            <text:p><text:span text:style-name="T304">/uploads/users/data/info.xls</text:span></text:p>
          </table:table-cell>
          <table:table-cell table:style-name="ce52" office:value-type="string" calcext:value-type="string">
            <text:p><text:span text:style-name="T304">Конкретные файлы</text:span></text:p>
            <text:p/>
          </table:table-cell>
          <table:table-cell table:number-columns-repeated="1022"/>
        </table:table-row>
        <table:table-row table:style-name="ro26">
          <table:table-cell table:style-name="ce52" office:value-type="string" calcext:value-type="string">
            <text:p><text:span text:style-name="T304">*.zip</text:span></text:p>
            <text:p><text:span text:style-name="T304">*.log</text:span></text:p>
            <text:p><text:span text:style-name="T304">*.pdf</text:span></text:p>
            <text:p><text:span text:style-name="T304">*.xls</text:span></text:p>
          </table:table-cell>
          <table:table-cell table:style-name="ce52" office:value-type="string" calcext:value-type="string">
            <text:p><text:span text:style-name="T304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config.php</text:p>
          </table:table-cell>
          <table:table-cell table:style-name="ce52" office:value-type="string" calcext:value-type="string">
            <text:p><text:span text:style-name="T592">Игнорирование конкретного файла </text:span><text:span text:style-name="T593">ТОЛЬКО в корне проекта</text:span></text:p>
            <text:p><text:span text:style-name="T591">(корнём считается расположение файла .gitignore)</text:span></text:p>
            <text:p><text:span text:style-name="T591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/params/config.php</text:p>
          </table:table-cell>
          <table:table-cell table:style-name="ce52" office:value-type="string" calcext:value-type="string">
            <text:p><text:span text:style-name="T304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6">
          <table:table-cell table:style-name="ce106" office:value-type="string" calcext:value-type="string">
            <text:p>/images/*</text:p>
          </table:table-cell>
          <table:table-cell table:style-name="ce52" office:value-type="string" calcext:value-type="string">
            <text:p><text:span text:style-name="T594">Игнорирование всех файлов и папок ТОЛЬКО в конкретной директории </text:span><text:span text:style-name="T595">корень/</text:span><text:span text:style-name="T596">images</text:span></text:p>
            <text:p><text:span text:style-name="T304">(включая поддиректории и файлы в них)</text:span></text:p>
            <text:p><text:span text:style-name="T304">Например /images/user.jpg, /images/company/logo.png</text:span></text:p>
            <text:p><text:span text:style-name="T304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6">
          <table:table-cell table:style-name="ce106" office:value-type="string" calcext:value-type="string">
            <text:p>/private/*.html</text:p>
          </table:table-cell>
          <table:table-cell table:style-name="ce52" office:value-type="string" calcext:value-type="string">
            <text:p><text:span text:style-name="T304">Игнорирование ВСЕХ html-файлов в ОДНОЙ КОНКРЕТНОЙ директории(НЕ ВКЛЮЧАЯ поддиректории)</text:span></text:p>
            <text:p><text:span text:style-name="T304"># Например /private/index.html</text:span></text:p>
            <text:p><text:span text:style-name="T304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/private/**/*.html</text:p>
          </table:table-cell>
          <table:table-cell table:style-name="ce52" office:value-type="string" calcext:value-type="string">
            <text:p><text:span text:style-name="T304">Игнорирование ВСЕХ html-файлов в КОНКРЕТНОЙ директории ВКЛЮЧАЯ поддиректории</text:span></text:p>
            <text:p><text:span text:style-name="T304"># Например /private/info.html, /private/users/ivan/info.html</text:span>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304">/secret/*</text:span></text:p>
            <text:p><text:span text:style-name="T304">!/secret/free.txt</text:span></text:p>
          </table:table-cell>
          <table:table-cell table:style-name="ce52" office:value-type="string" calcext:value-type="string">
            <text:p><text:span text:style-name="T304">Исключение из игнорирования</text:span></text:p>
            <text:p><text:span text:style-name="T304"># Игнорирование ВСЕХ файлов и папок внутри директории /secret,</text:span></text:p>
            <text:p><text:span text:style-name="T304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305">\!readme!.txt</text:span></text:p>
          </table:table-cell>
          <table:table-cell table:style-name="ce106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/images/h?/*.jp?g</text:p>
          </table:table-cell>
          <table:table-cell table:style-name="ce52" office:value-type="string" calcext:value-type="string">
            <text:p><text:span text:style-name="T304">Игнорирование всех JPG и JPEG файлов внутри директорий,</text:span></text:p>
            <text:p><text:span text:style-name="T304">которые начинаются на "h" и МОГУТ содержать ещё один символ после</text:span></text:p>
            <text:p><text:span text:style-name="T304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CI/CD</text:p>
          </table:table-cell>
          <table:table-cell table:style-name="ce119"/>
          <table:table-cell table:number-columns-repeated="1022"/>
        </table:table-row>
        <table:table-row table:style-name="ro16">
          <table:table-cell table:style-name="ce106" office:value-type="string" calcext:value-type="string">
            <text:p>https://youtu.be/jkwJCR0rqDc</text:p>
            <text:p/>
          </table:table-cell>
          <table:table-cell table:style-name="ce106" office:value-type="string" calcext:value-type="string">
            <text:p>Доки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https://docs.gitlab.com/ee/ci/yaml/</text:p>
            <text:p/>
          </table:table-cell>
          <table:table-cell table:style-name="ce106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10">
          <table:table-cell table:style-name="ce123" office:value-type="string" calcext:value-type="string">
            <text:p>https://docs.gitlab.com/ee/ci/variables/predefined_variables.html</text:p>
            <text:p/>
          </table:table-cell>
          <table:table-cell table:style-name="ce106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23"/>
          <table:table-cell table:style-name="ce106"/>
          <table:table-cell table:number-columns-repeated="1022"/>
        </table:table-row>
        <table:table-row table:style-name="ro13">
          <table:table-cell table:style-name="ce52" office:value-type="string" calcext:value-type="string">
            <text:p>image: docker:stableservices: <text:s/>- docker:dind <text:s/>stages: <text:s/>- pre-build <text:s/>- build</text:p>
          </table:table-cell>
          <table:table-cell table:style-name="ce5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5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7">
          <table:table-cell table:style-name="ce5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5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5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</text:p>
          </table:table-cell>
          <table:table-cell table:style-name="ce5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_IMAGE</text:p>
          </table:table-cell>
          <table:table-cell table:style-name="ce106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COMMIT_REF_NAME</text:p>
          </table:table-cell>
          <table:table-cell table:style-name="ce106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8">
          <table:table-cell table:style-name="ce52" office:value-type="string" calcext:value-type="string">
            <text:p><text:span text:style-name="T314">$CI_COMMIT_REF_SLUG</text:span></text:p>
          </table:table-cell>
          <table:table-cell table:style-name="ce52" office:value-type="string" calcext:value-type="string">
            <text:p><text:span text:style-name="T304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6">
          <table:table-cell table:style-name="ce124" office:value-type="string" calcext:value-type="string">
            <text:p><text:span text:style-name="T315">$CI_JOB_TOKEN</text:span></text:p>
          </table:table-cell>
          <table:table-cell table:style-name="ce106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JOB_STAGE</text:p>
          </table:table-cell>
          <table:table-cell table:style-name="ce106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16">- </text:span><text:span text:style-name="T317">echo</text:span><text:span text:style-name="T318"> "$CI_JOB_STAGE"</text:span></text:p>
          </table:table-cell>
          <table:table-cell table:style-name="ce106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9">
          <table:table-cell table:style-name="ce52" office:value-type="string" calcext:value-type="string">
            <text:p><text:span text:style-name="T319">.deploy_common:</text:span></text:p>
            <text:p><text:span text:style-name="T320"># common config HERE</text:span></text:p>
            <text:p/>
            <text:p><text:span text:style-name="T321">deploy_master_CD</text:span><text:span text:style-name="T322">:</text:span></text:p>
            <text:p><text:span text:style-name="T321">extends</text:span><text:span text:style-name="T322">: .deploy_common</text:span></text:p>
            <text:p><text:span text:style-name="T321">only</text:span><text:span text:style-name="T322">:</text:span></text:p>
            <text:p><text:span text:style-name="T321">refs</text:span><text:span text:style-name="T322">:</text:span></text:p>
            <text:p><text:span text:style-name="T323">- master</text:span></text:p>
            <text:p/>
            <text:p><text:span text:style-name="T321">deploy_manual</text:span><text:span text:style-name="T322">:</text:span></text:p>
            <text:p><text:span text:style-name="T321">extends</text:span><text:span text:style-name="T322">: .deploy_common</text:span></text:p>
            <text:p><text:span text:style-name="T321">when</text:span><text:span text:style-name="T322">: manual</text:span></text:p>
          </table:table-cell>
          <table:table-cell table:style-name="ce5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6">
          <table:table-cell table:style-name="ce52" office:value-type="string" calcext:value-type="string">
            <text:p><text:span text:style-name="T321">deploy</text:span><text:span text:style-name="T322">:</text:span></text:p>
            <text:p><text:span text:style-name="T321">rules</text:span><text:span text:style-name="T322">:</text:span></text:p>
            <text:p><text:span text:style-name="T324">- </text:span><text:span text:style-name="T328">if</text:span><text:span text:style-name="T329">: '$CI_COMMIT_REF_NAME == "master"'</text:span></text:p>
            <text:p><text:span text:style-name="T324">- </text:span><text:span text:style-name="T328">when</text:span><text:span text:style-name="T329">: manual</text:span></text:p>
          </table:table-cell>
          <table:table-cell table:style-name="ce106" office:value-type="string" calcext:value-type="string">
            <text:p><text:span text:style-name="T286">УСЛОВИЯ запуска лучше ставить через </text:span><text:span text:style-name="T597">rules</text:span><text:span text:style-name="T598">, НЕ через only/except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 table:number-rows-repeated="26">
          <table:table-cell table:style-name="ce52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62"/>
        <table:table-column table:style-name="co8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30">
          <table:table-cell table:style-name="ce129" office:value-type="string" calcext:value-type="string">
            <text:p>https://habr.com/ru/post/310460</text:p>
            <text:p/>
          </table:table-cell>
          <table:table-cell table:style-name="ce129" office:value-type="string" calcext:value-type="string">
            <text:p><text:span text:style-name="T750">отличное пособие</text:span>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10">
          <table:table-cell table:style-name="ce131"/>
          <table:table-cell table:style-name="ce135" office:value-type="string" calcext:value-type="string">
            <text:p><text:span text:style-name="T751">Docker Desktop</text:span> разворачивает приложения по умолчанию на адресе localhost</text:p>
            <text:p><text:span text:style-name="T751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1" office:value-type="string" calcext:value-type="string">
            <text:p/>
            <text:p>winpty docker exec -it //bin//sh</text:p>
          </table:table-cell>
          <table:table-cell table:style-name="ce131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1">
          <table:table-cell table:style-name="ce132" office:value-type="string" calcext:value-type="string">
            <text:p>sudo groupadd docker</text:p>
            <text:p/>
            <text:p><text:span text:style-name="T599">sudo gpasswd -a $USER docker</text:span></text:p>
          </table:table-cell>
          <table:table-cell table:style-name="ce135" office:value-type="string" calcext:value-type="string">
            <text:p><text:span text:style-name="T752">To run docker without sudo:</text:span></text:p>
            <text:p><text:span text:style-name="T752">Add the docker group if it doesn't already exist.</text:span></text:p>
            <text:p><text:span text:style-name="T752">Add the connected user "$USER" to the docker group.</text:span></text:p>
            <text:p/>
            <text:p><text:span text:style-name="T752">Change the user name to match your preferred user if you do not want to use your current user:</text:span></text:p>
            <text:p/>
            <text:p><text:span text:style-name="T753">Either do a </text:span><text:span text:style-name="T754">newgrp docker</text:span><text:span text:style-name="T755"> or log out/in to activate the changes to groups.</text:span></text:p>
            <text:p><text:span text:style-name="T752">You can use</text:span></text:p>
            <text:p><text:span text:style-name="T599">docker run hello-world</text:span></text:p>
            <text:p><text:span text:style-name="T752">to check if you can run docker without sudo.</text:span></text:p>
            <text:p><text:span text:style-name="T599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Анализ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4" office:value-type="string" calcext:value-type="string">
            <text:p>docker <text:span text:style-name="T270">ps</text:span></text:p>
          </table:table-cell>
          <table:table-cell table:style-name="ce5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0">docker ps --all</text:span></text:p>
          </table:table-cell>
          <table:table-cell table:style-name="ce5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ps -a</text:p>
          </table:table-cell>
          <table:table-cell table:style-name="ce5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01">docker ps</text:span><text:span text:style-name="T602"> </text:span><text:span text:style-name="T603">-a -q</text:span></text:p>
          </table:table-cell>
          <table:table-cell table:style-name="ce52" office:value-type="string" calcext:value-type="string">
            <text:p><text:span text:style-name="T756">увидеть </text:span><text:span text:style-name="T603">только ID всех</text:span><text:span text:style-name="T602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1">docker</text:span><text:span text:style-name="T602"> </text:span><text:span text:style-name="T603">images</text:span></text:p>
          </table:table-cell>
          <table:table-cell table:style-name="ce5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4">docker logs</text:span><text:span text:style-name="T602"> </text:span><text:span text:style-name="T605">&lt;container ID&gt;</text:span></text:p>
          </table:table-cell>
          <table:table-cell table:style-name="ce5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606">docker </text:span><text:span text:style-name="T607">run</text:span><text:span text:style-name="T608"> -it </text:span><text:span text:style-name="T609">&lt;image name or ID&gt; </text:span><text:span text:style-name="T607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610">docker </text:span><text:span text:style-name="T611">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<text:span text:style-name="T271">search</text:span> tomcat</text:p>
          </table:table-cell>
          <table:table-cell table:style-name="ce5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33" office:value-type="string" calcext:value-type="string">
            <text:p>ТЭГИ</text:p>
          </table:table-cell>
          <table:table-cell table:style-name="ce133"/>
          <table:table-cell table:number-columns-repeated="1022"/>
        </table:table-row>
        <table:table-row table:style-name="ro32">
          <table:table-cell table:style-name="ce52"/>
          <table:table-cell table:style-name="ce52" office:value-type="string" calcext:value-type="string">
            <text:p><text:span text:style-name="T270">Создают доп. ссылку на имадж.</text:span></text:p>
            <text:p><text:span text:style-name="T270">Старая ссылка, если была, то остается, и получается 2 ссылки на 1 имадж.</text:span></text:p>
            <text:p><text:span text:style-name="T270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docker <text:span text:style-name="T271">tag</text:span> <text:span text:style-name="T612">0e5574283393</text:span> <text:span text:style-name="T295">fedora</text:span>/<text:span text:style-name="T295">httpd</text:span>:<text:span text:style-name="T613">version1.0</text:span></text:p>
          </table:table-cell>
          <table:table-cell table:style-name="ce5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tag httpd:test fedora/httpd:version1.0.test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Построение образ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7" office:value-type="string" calcext:value-type="string">
            <text:p>docker build .</text:p>
          </table:table-cell>
          <table:table-cell table:style-name="ce5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3">
          <table:table-cell table:style-name="ce52" office:value-type="string" calcext:value-type="string">
            <text:p><text:span text:style-name="T614">docker build</text:span> <text:span text:style-name="T615">-t </text:span><text:span text:style-name="T616">&lt;имя имаджа&gt;</text:span>:<text:span text:style-name="T295">&lt;тэг&gt;</text:span> . <text:span text:style-name="T271">--no-cache</text:span></text:p>
          </table:table-cell>
          <table:table-cell table:style-name="ce54" office:value-type="string" calcext:value-type="string">
            <text:p>остроить имадж <text:span text:style-name="T757">с указанием имени и тэга</text:span>, <text:span text:style-name="T758">не используя кэш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617">docker build </text:span><text:span text:style-name="T618">-f Dockerfile</text:span><text:span text:style-name="T619"> -t </text:span><text:span text:style-name="T620">&lt;имя имаджа&gt;</text:span><text:span text:style-name="T621">:&lt;тэг&gt; </text:span><text:span text:style-name="T619">.</text:span></text:p>
          </table:table-cell>
          <table:table-cell table:style-name="ce52" office:value-type="string" calcext:value-type="string">
            <text:p><text:span text:style-name="T69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622">docker build -t </text:span><text:span text:style-name="T623">&lt;DockerHub account name&gt;</text:span><text:span text:style-name="T624">/</text:span><text:span text:style-name="T625">&lt;New Image name&gt;</text:span><text:span text:style-name="T626">:</text:span><text:span text:style-name="T627">&lt;Tag of version&gt;</text:span><text:span text:style-name="T624"> .</text:span></text:p>
          </table:table-cell>
          <table:table-cell table:style-name="ce52" office:value-type="string" calcext:value-type="string">
            <text:p><text:span text:style-name="T692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t</text:p>
          </table:table-cell>
          <table:table-cell table:style-name="ce5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p</text:p>
          </table:table-cell>
          <table:table-cell table:style-name="ce5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d</text:p>
          </table:table-cell>
          <table:table-cell table:style-name="ce52" office:value-type="string" calcext:value-type="string">
            <text:p><text:span text:style-name="T756">запускает образ в </text:span><text:span text:style-name="T759">detached режиме (</text:span><text:span text:style-name="T60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--no-cache</text:p>
          </table:table-cell>
          <table:table-cell table:style-name="ce5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5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628">docker run -it </text:span><text:span text:style-name="T629">&lt;image name or ID&gt; </text:span><text:span text:style-name="T630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Запуск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38" office:value-type="string" calcext:value-type="string">
            <text:p>run <text:span text:style-name="T631">= docker create + docker start</text:span></text:p>
          </table:table-cell>
          <table:table-cell table:style-name="ce52"/>
          <table:table-cell table:number-columns-repeated="1022"/>
        </table:table-row>
        <table:table-row table:style-name="ro10">
          <table:table-cell table:style-name="ce135" office:value-type="string" calcext:value-type="string">
            <text:p><text:span text:style-name="T632">docker run </text:span><text:span text:style-name="T633">&lt;имя имаджа&gt;</text:span></text:p>
          </table:table-cell>
          <table:table-cell table:style-name="ce52" office:value-type="string" calcext:value-type="string">
            <text:p><text:span text:style-name="T692">запустить контейнер,</text:span></text:p>
            <text:p><text:span text:style-name="T692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634">docker run</text:span><text:span text:style-name="T635"> </text:span><text:span text:style-name="T636">&lt;имя имаджа&gt; </text:span><text:span text:style-name="T635">command</text:span></text:p>
          </table:table-cell>
          <table:table-cell table:style-name="ce131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637">docker run</text:span><text:span text:style-name="T626"> </text:span><text:span text:style-name="T638">--name</text:span><text:span text:style-name="T626"> </text:span><text:span text:style-name="T639">&lt;имя контейнера&gt;</text:span><text:span text:style-name="T626"> </text:span><text:span text:style-name="T640">&lt;имя имаджа&gt;</text:span></text:p>
          </table:table-cell>
          <table:table-cell table:style-name="ce52" office:value-type="string" calcext:value-type="string">
            <text:p><text:span text:style-name="T760">создать и запустить контейнер, указав ему </text:span><text:span text:style-name="T761">ИМЯ</text:span></text:p>
          </table:table-cell>
          <table:table-cell table:number-columns-repeated="1022"/>
        </table:table-row>
        <table:table-row table:style-name="ro4">
          <table:table-cell table:style-name="ce139" office:value-type="string" calcext:value-type="string">
            <text:p><text:span text:style-name="T641">docker </text:span><text:span text:style-name="T642">run --name </text:span><text:span text:style-name="T643">&lt;имя контейнера&gt;</text:span><text:span text:style-name="T644"> </text:span><text:span text:style-name="T645">-d</text:span><text:span text:style-name="T646"> </text:span><text:span text:style-name="T647">&lt;имя имаджа&gt;</text:span></text:p>
          </table:table-cell>
          <table:table-cell table:style-name="ce148" office:value-type="string" calcext:value-type="string">
            <text:p>создать и запустить контейнер <text:span text:style-name="T762">фоном, ДЕМОНОМ</text:span><text:span text:style-name="T763">.</text:span>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148"/>
          <table:table-cell table:number-columns-repeated="1022"/>
        </table:table-row>
        <table:table-row table:style-name="ro4">
          <table:table-cell table:style-name="ce140" office:value-type="string" calcext:value-type="string">
            <text:p><text:span text:style-name="T648">start </text:span><text:span text:style-name="T649">&lt;container ID&gt;</text:span></text:p>
          </table:table-cell>
          <table:table-cell table:style-name="ce131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628">docker start</text:span><text:span text:style-name="T630"> </text:span><text:span text:style-name="T650">225824d4f37c</text:span></text:p>
          </table:table-cell>
          <table:table-cell table:style-name="ce131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606">docker start</text:span><text:span text:style-name="T651"> </text:span><text:span text:style-name="T652">-a</text:span><text:span text:style-name="T651"> </text:span><text:span text:style-name="T653">225824d4f37c</text:span></text:p>
          </table:table-cell>
          <table:table-cell table:style-name="ce135" office:value-type="string" calcext:value-type="string">
            <text:p><text:span text:style-name="T764">start a container with ID 225824d4f37c </text:span><text:span text:style-name="T765">showing</text:span><text:span text:style-name="T630"> its output in terminal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654">docker </text:span><text:span text:style-name="T655">run</text:span><text:span text:style-name="T656"> </text:span><text:span text:style-name="T657">-it</text:span><text:span text:style-name="T656"> </text:span><text:span text:style-name="T658">-p</text:span><text:span text:style-name="T656"> 1234:8080 </text:span><text:span text:style-name="T659">&lt;имя имаджа&gt;</text:span></text:p>
          </table:table-cell>
          <table:table-cell table:style-name="ce149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10">
          <table:table-cell table:style-name="ce142" office:value-type="string" calcext:value-type="string">
            <text:p><text:span text:style-name="T660">sudo docker</text:span><text:span text:style-name="T661"> </text:span><text:span text:style-name="T660">run</text:span><text:span text:style-name="T661"> </text:span><text:span text:style-name="T662">-it -p</text:span><text:span text:style-name="T661"> 8080:8080 --network=</text:span><text:span text:style-name="T663">"host"</text:span><text:span text:style-name="T661"> </text:span><text:span text:style-name="T660">--name</text:span><text:span text:style-name="T664"> </text:span><text:span text:style-name="T665">&lt;имя контейнера&gt;</text:span><text:span text:style-name="T666"> </text:span><text:span text:style-name="T667">&lt;имя имаджа&gt;</text:span></text:p>
          </table:table-cell>
          <table:table-cell table:style-name="ce150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5">
          <table:table-cell table:style-name="ce143" office:value-type="string" calcext:value-type="string">
            <text:p><text:span text:style-name="T668">docker </text:span><text:span text:style-name="T669">run</text:span><text:span text:style-name="T670"> </text:span><text:span text:style-name="T671">-it</text:span><text:span text:style-name="T670"> </text:span><text:span text:style-name="T672">-p</text:span><text:span text:style-name="T670"> 1234:8080 tomcat</text:span></text:p>
          </table:table-cell>
          <table:table-cell table:style-name="ce136" office:value-type="string" calcext:value-type="string">
            <text:p><text:span text:style-name="T315">запустить Томкат</text:span></text:p>
            <text:p><text:span text:style-name="T766">-it</text:span><text:span text:style-name="T719"> - интерактивно, будем видеть, как он бежит в терминале,</text:span></text:p>
            <text:p><text:span text:style-name="T766">-p</text:span><text:span text:style-name="T719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run -it -p 8888:80 nginx</text:p>
          </table:table-cell>
          <table:table-cell table:style-name="ce136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36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С открытым терминалом внутри контейнера</text:p>
          </table:table-cell>
          <table:table-cell table:style-name="ce144"/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673">docker run </text:span><text:span text:style-name="T674">busybox</text:span><text:span text:style-name="T635"> </text:span><text:span text:style-name="T675">&lt;LINUX COMMAND&gt;</text:span></text:p>
          </table:table-cell>
          <table:table-cell table:style-name="ce135" office:value-type="string" calcext:value-type="string">
            <text:p><text:span text:style-name="T764">контейнер</text:span><text:span text:style-name="T767">, </text:span><text:span text:style-name="T768">позволяющий выполнять комманды Linux</text:span></text:p>
          </table:table-cell>
          <table:table-cell table:number-columns-repeated="1022"/>
        </table:table-row>
        <table:table-row table:style-name="ro37">
          <table:table-cell table:style-name="ce135" office:value-type="string" calcext:value-type="string">
            <text:p><text:span text:style-name="T676">docker run </text:span><text:span text:style-name="T677">-it</text:span><text:span text:style-name="T678"> </text:span><text:span text:style-name="T679">busybox</text:span><text:span text:style-name="T678"> </text:span><text:span text:style-name="T680">sh</text:span></text:p>
          </table:table-cell>
          <table:table-cell table:style-name="ce135" office:value-type="string" calcext:value-type="string">
            <text:p><text:span text:style-name="T769">run a container with this window </text:span><text:span text:style-name="T770">connected to STDIN</text:span><text:span text:style-name="T651"> of a container and </text:span><text:span text:style-name="T771">linux terminal opened</text:span><text:span text:style-name="T651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 ПОРТАМИ</text:p>
          </table:table-cell>
          <table:table-cell table:style-name="ce144"/>
          <table:table-cell table:number-columns-repeated="1022"/>
        </table:table-row>
        <table:table-row table:style-name="ro35">
          <table:table-cell table:style-name="ce135" office:value-type="string" calcext:value-type="string">
            <text:p><text:span text:style-name="T681">docker run</text:span><text:span text:style-name="T626"> </text:span><text:span text:style-name="T682">-p</text:span><text:span text:style-name="T626"> </text:span><text:span text:style-name="T682">8080</text:span><text:span text:style-name="T626">:8080 </text:span><text:span text:style-name="T640">&lt;image name or ID&gt;</text:span></text:p>
          </table:table-cell>
          <table:table-cell table:style-name="ce135" office:value-type="string" calcext:value-type="string">
            <text:p><text:span text:style-name="T764">Порты: </text:span><text:span text:style-name="T772">СНАРУЖИ</text:span><text:span text:style-name="T630">:ВНУТРИ.</text:span></text:p>
            <text:p><text:span text:style-name="T764">run a container with </text:span><text:span text:style-name="T773">redirecting incoming fetches</text:span><text:span text:style-name="T630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амоликвидация контейнера</text:p>
          </table:table-cell>
          <table:table-cell table:style-name="ce144"/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622">docker run --name</text:span><text:span text:style-name="T626"> </text:span><text:span text:style-name="T683">&lt;имя контейнера&gt;</text:span><text:span text:style-name="T626"> </text:span><text:span text:style-name="T684">-d</text:span><text:span text:style-name="T638"> --rm </text:span><text:span text:style-name="T627">&lt;имя имаджа&gt;</text:span></text:p>
          </table:table-cell>
          <table:table-cell table:style-name="ce135" office:value-type="string" calcext:value-type="string">
            <text:p><text:span text:style-name="T774">- создать и запустить контейнер </text:span><text:span text:style-name="T728">фоном</text:span><text:span text:style-name="T715">, </text:span><text:span text:style-name="T74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docker run --rm --name &lt;имя контейнера&gt; -d -p 8080:8080 &lt;имя имаджа&gt;</text:p>
          </table:table-cell>
          <table:table-cell table:style-name="ce13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ВРЕМЕННЫЕ ЗОНЫ</text:p>
          </table:table-cell>
          <table:table-cell table:style-name="ce144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17">docker run --rm --name</text:span><text:span text:style-name="T621"> </text:span><text:span text:style-name="T685">&lt;имя контейнера&gt;</text:span><text:span text:style-name="T621"> -d -p 8080:8080 </text:span><text:span text:style-name="T686">-e TZ=Europe/Moscow</text:span><text:span text:style-name="T621"> &lt;имя имаджа&gt;</text:span></text:p>
          </table:table-cell>
          <table:table-cell table:style-name="ce52" office:value-type="string" calcext:value-type="string">
            <text:p><text:span text:style-name="T692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ХРАНЕНИЕ ДАННЫХ</text:p>
          </table:table-cell>
          <table:table-cell table:style-name="ce133"/>
          <table:table-cell table:number-columns-repeated="1022"/>
        </table:table-row>
        <table:table-row table:style-name="ro3">
          <table:table-cell table:style-name="ce145" office:value-type="string" calcext:value-type="string">
            <text:p><text:span text:style-name="T687">docker run --name</text:span> <text:span text:style-name="T688">&lt;имя контейнера&gt; </text:span>-<text:span text:style-name="T689">d</text:span> -<text:span text:style-name="T690">p</text:span> 8080:8080 -<text:span text:style-name="T691">e</text:span> <text:span text:style-name="T692">TZ</text:span>=<text:span text:style-name="T693">Europe</text:span>/<text:span text:style-name="T694">Moscow</text:span> <text:span text:style-name="T695">-v &lt;абсолютный путь на хостовой машине&gt;: &lt;абсолютный путь внутри контейнера</text:span><text:span text:style-name="T696">&gt; &lt;имя имаджа&gt;</text:span></text:p>
          </table:table-cell>
          <table:table-cell table:style-name="ce52" office:value-type="string" calcext:value-type="string">
            <text:p><text:span text:style-name="T756">монтирование папки для сохранения данных </text:span><text:span text:style-name="T603">внутри контейнера</text:span><text:span text:style-name="T602"> между запусками</text:span></text:p>
          </table:table-cell>
          <table:table-cell table:number-columns-repeated="1022"/>
        </table:table-row>
        <table:table-row table:style-name="ro32">
          <table:table-cell table:style-name="ce135" office:value-type="string" calcext:value-type="string">
            <text:p><text:span text:style-name="T697">docker run -p 3000:3000 </text:span><text:span text:style-name="T677">-v app/node_modules</text:span><text:span text:style-name="T698"> </text:span><text:span text:style-name="T699">-v $(pwd):/app</text:span><text:span text:style-name="T698"> </text:span><text:span text:style-name="T679">&lt;image ID&gt;</text:span></text:p>
          </table:table-cell>
          <table:table-cell table:style-name="ce135" office:value-type="string" calcext:value-type="string">
            <text:p><text:span text:style-name="T775">put a bookmark on a nod modules folder of a container (bookmark means «Don“t touch it, don“t reference, this folder works fine»)</text:span><text:span text:style-name="T630"> and </text:span><text:span text:style-name="T776">make reference of our (PWD — print working directory) workdir folder to a folder inside a container</text:span></text:p>
            <text:p><text:span text:style-name="T315">(we make a volume = refernce)</text:span></text:p>
          </table:table-cell>
          <table:table-cell table:number-columns-repeated="1022"/>
        </table:table-row>
        <table:table-row table:style-name="ro10">
          <table:table-cell table:style-name="ce135" office:value-type="string" calcext:value-type="string">
            <text:p><text:span text:style-name="T700">docker</text:span><text:span text:style-name="T701"> </text:span><text:span text:style-name="T702">run</text:span><text:span text:style-name="T703"> --</text:span><text:span text:style-name="T704">rm</text:span><text:span text:style-name="T705"> -</text:span><text:span text:style-name="T704">d</text:span><text:span text:style-name="T703"> -</text:span><text:span text:style-name="T702">p</text:span><text:span text:style-name="T706"> 27017: 27017 </text:span><text:span text:style-name="T702">mongo</text:span></text:p>
          </table:table-cell>
          <table:table-cell table:style-name="ce135" office:value-type="string" calcext:value-type="string">
            <text:p><text:span text:style-name="T315">запуск контейнера </text:span>Mongo из имаджа с Докер-библиотеки. <text:span text:style-name="T751">Временная</text:span> ДБ, которая <text:span text:style-name="T751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44" office:value-type="string" calcext:value-type="string">
            <text:p>VOLUMES</text:p>
          </table:table-cell>
          <table:table-cell table:style-name="ce144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707">docker volume create</text:span><text:span text:style-name="T630"> </text:span><text:span text:style-name="T708">&lt;имя волюма&gt;</text:span></text:p>
          </table:table-cell>
          <table:table-cell table:style-name="ce13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709">docker 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35" office:value-type="string" calcext:value-type="string">
            <text:p><text:span text:style-name="T710">docker run --rm --name</text:span> &lt; имя контейнера &gt; <text:span text:style-name="T711">-d -p 8080:8080 -e TZ=Europe/Moscow -</text:span><text:span text:style-name="T712">v &lt;ИМЯ ВОЛЮМА&gt;: &lt;абсолютный путь внутри контейнера</text:span>&gt; &lt; имя имаджа &gt;</text:p>
          </table:table-cell>
          <table:table-cell table:style-name="ce135" office:value-type="string" calcext:value-type="string">
            <text:p>монтирование папки для сохранения данных <text:span text:style-name="T777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Работа с функционирующим контейнером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46" office:value-type="string" calcext:value-type="string">
            <text:p>exec</text:p>
          </table:table-cell>
          <table:table-cell table:style-name="ce131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00">docker</text:span> exec -it &lt;container ID&gt; &lt;command&gt;</text:p>
          </table:table-cell>
          <table:table-cell table:style-name="ce52" office:value-type="string" calcext:value-type="string">
            <text:p><text:span text:style-name="T778">allows to provide input</text:span><text:span text:style-name="T621"> </text:span><text:span text:style-name="T618">with tips and help</text:span><text:span text:style-name="T621"> to STDIN and </text:span><text:span text:style-name="T779">send another command</text:span><text:span text:style-name="T621"> to a container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0">docker</text:span> exec -u 0 -it &lt;container ID&gt; /bin/bash</text:p>
          </table:table-cell>
          <table:table-cell table:style-name="ce5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713">docker exec -it </text:span><text:span text:style-name="T714">&lt;container ID&gt;</text:span><text:span text:style-name="T715"> </text:span><text:span text:style-name="T716">sh</text:span></text:p>
          </table:table-cell>
          <table:table-cell table:style-name="ce13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exec -it <text:span text:style-name="T717">&lt;container ID&gt;</text:span> /bin/bash</text:p>
          </table:table-cell>
          <table:table-cell table:style-name="ce13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92">Ctrl+D or ‘exit’</text:span></text:p>
          </table:table-cell>
          <table:table-cell table:style-name="ce131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8">
          <table:table-cell table:style-name="ce135" office:value-type="string" calcext:value-type="string">
            <text:p><text:span text:style-name="T718">docker </text:span><text:span text:style-name="T611">commit</text:span><text:span text:style-name="T719"> </text:span><text:span text:style-name="T720">-c</text:span><text:span text:style-name="T719"> </text:span><text:span text:style-name="T721">„CMD [«redis-server»]“</text:span><text:span text:style-name="T719"> </text:span><text:span text:style-name="T722">&lt;ID of a container&gt;</text:span></text:p>
          </table:table-cell>
          <table:table-cell table:style-name="ce135" office:value-type="string" calcext:value-type="string">
            <text:p><text:span text:style-name="T315">Создаёт имадж из выбранного контейнера.</text:span></text:p>
            <text:p><text:span text:style-name="T315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15">Именно так на каждом шагу делают Dockerfiles</text:span></text:p>
          </table:table-cell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610">docker </text:span><text:span text:style-name="T611">commit</text:span><text:span text:style-name="T723"> </text:span><text:span text:style-name="T724">5267e21d140</text:span><text:span text:style-name="T723"> </text:span><text:span text:style-name="T725">denis_v2</text:span><text:span text:style-name="T723">:</text:span><text:span text:style-name="T726">late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600">docker</text:span> <text:span text:style-name="T727">cp</text:span> foo.txt <text:span text:style-name="T613">mycontainer</text:span>:/foo.txt</text:p>
          </table:table-cell>
          <table:table-cell table:style-name="ce5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0">docker</text:span> <text:span text:style-name="T727">cp</text:span> mycontainer:/foo.txt foo.txt</text:p>
          </table:table-cell>
          <table:table-cell table:style-name="ce5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00">docker</text:span> <text:span text:style-name="T727">cp</text:span> src/. mycontainer:/target</text:p>
            <text:p><text:span text:style-name="T600">docker</text:span> <text:span text:style-name="T727">cp</text:span> mycontainer:/src/. target</text:p>
          </table:table-cell>
          <table:table-cell table:style-name="ce5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Остановк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673">docker </text:span><text:span text:style-name="T728">stop</text:span><text:span text:style-name="T635"> </text:span><text:span text:style-name="T714">&lt;name or ID of a container&gt;</text:span></text:p>
          </table:table-cell>
          <table:table-cell table:style-name="ce135" office:value-type="string" calcext:value-type="string">
            <text:p><text:span text:style-name="T780">stop </text:span><text:span text:style-name="T719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713">docker </text:span><text:span text:style-name="T716">kill</text:span><text:span text:style-name="T715"> </text:span><text:span text:style-name="T714">&lt;name or ID of a container&gt;</text:span></text:p>
          </table:table-cell>
          <table:table-cell table:style-name="ce135" office:value-type="string" calcext:value-type="string">
            <text:p><text:span text:style-name="T781">kill</text:span><text:span text:style-name="T650"> container </text:span><text:span text:style-name="T630">immediately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0">docker</text:span> <text:span text:style-name="T729">stop</text:span> $(<text:span text:style-name="T600">docker</text:span> <text:span text:style-name="T727">ps</text:span> -a -q)</text:p>
          </table:table-cell>
          <table:table-cell table:style-name="ce5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Удаление</text:p>
          </table:table-cell>
          <table:table-cell table:style-name="ce133"/>
          <table:table-cell table:number-columns-repeated="1022"/>
        </table:table-row>
        <table:table-row table:style-name="ro10">
          <table:table-cell table:style-name="ce146" office:value-type="string" calcext:value-type="string">
            <text:p>system prune</text:p>
          </table:table-cell>
          <table:table-cell table:style-name="ce13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46"/>
          <table:table-cell table:style-name="ce135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<text:span text:style-name="T730"> </text:span><text:span text:style-name="T731">rm</text:span><text:span text:style-name="T732"> </text:span><text:span text:style-name="T733">&lt;ID контейнера или имя&gt;</text:span></text:p>
          </table:table-cell>
          <table:table-cell table:style-name="ce52" office:value-type="string" calcext:value-type="string">
            <text:p><text:span text:style-name="T756">остановить выполнение контейнера и </text:span><text:span text:style-name="T603">удалить</text:span><text:span text:style-name="T602"> его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<text:span text:style-name="T734">docker rm</text:span><text:span text:style-name="T735"> $(</text:span><text:span text:style-name="T736">docker ps</text:span><text:span text:style-name="T732"> -</text:span><text:span text:style-name="T737">qa)</text:span></text:p>
          </table:table-cell>
          <table:table-cell table:style-name="ce13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738">docker</text:span><text:span text:style-name="T739"> </text:span><text:span text:style-name="T740">rmi</text:span><text:span text:style-name="T739"> </text:span><text:span text:style-name="T741">&lt;имя имаджа&gt;</text:span></text:p>
          </table:table-cell>
          <table:table-cell table:style-name="ce13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17">docker</text:span><text:span text:style-name="T621"> </text:span><text:span text:style-name="T619">rmi</text:span><text:span text:style-name="T621"> $(</text:span><text:span text:style-name="T742">docker images -q</text:span><text:span text:style-name="T621">)</text:span></text:p>
          </table:table-cell>
          <table:table-cell table:style-name="ce52" office:value-type="string" calcext:value-type="string">
            <text:p><text:span text:style-name="T692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743">sudo docker rmi </text:span><text:span text:style-name="T744">$(</text:span><text:span text:style-name="T745">sudo docker images -f</text:span><text:span text:style-name="T744"> "dangling=true" -q)</text:span></text:p>
          </table:table-cell>
          <table:table-cell table:style-name="ce130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Dockerfile</text:p>
          </table:table-cell>
          <table:table-cell table:style-name="ce133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631">FROM python:3.6</text:span></text:p>
            <text:p><text:span text:style-name="T746">RUN mkdir -p </text:span><text:span text:style-name="T747">/usr/src/app/</text:span></text:p>
            <text:p><text:span text:style-name="T746">WORKDIR </text:span><text:span text:style-name="T747">/usr/src/app/</text:span>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673">COPY </text:span><text:span text:style-name="T748">.</text:span><text:span text:style-name="T635"> </text:span><text:span text:style-name="T749">/usr/src/app/</text:span></text:p>
          </table:table-cell>
          <table:table-cell table:style-name="ce131" office:value-type="string" calcext:value-type="string">
            <text:p>- <text:span text:style-name="T782">a path on our computer relatively to a build context</text:span> and <text:span text:style-name="T783">a path inside a container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span text:style-name="T315">CMD [“python”, “app.py”]</text:span></text:p>
          </table:table-cell>
          <table:table-cell table:style-name="ce52" office:value-type="string" calcext:value-type="string">
            <text:p><text:span text:style-name="T760">вместо CMD может быть </text:span><text:span text:style-name="T784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ENV TZ Europe/Moscow</text:p>
          </table:table-cell>
          <table:table-cell table:style-name="ce15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9">
          <table:table-cell table:style-name="ce52" office:value-type="string" calcext:value-type="string">
            <text:p><text:span text:style-name="T631">FROM python:3.8</text:span></text:p>
            <text:p><text:span text:style-name="T631">RUN mkdir -p /usr/src/app1/</text:span></text:p>
            <text:p><text:span text:style-name="T631">WORKDIR /usr/src/app1/</text:span></text:p>
            <text:p><text:span text:style-name="T631">COPY . /usr/src/app1/</text:span></text:p>
            <text:p><text:span text:style-name="T631">RUN pip install --no-cache-dir -r requirements.txt</text:span></text:p>
            <text:p><text:span text:style-name="T631">EXPOSE 8080</text:span></text:p>
            <text:p/>
            <text:p><text:span text:style-name="T631">ENTRYPOINT ["python"]</text:span></text:p>
            <text:p><text:span text:style-name="T631">CMD ["flask_app1.py"]</text:span></text:p>
          </table:table-cell>
          <table:table-cell table:style-name="ce5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3" office:value-type="string" calcext:value-type="string">
            <text:p>docker-compose</text:p>
          </table:table-cell>
          <table:table-cell table:style-name="ce133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9">
          <table:table-cell table:style-name="ce5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5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0">
          <table:table-cell table:style-name="ce147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5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709">docker-compose</text:span> <text:span text:style-name="T727">up</text:span></text:p>
          </table:table-cell>
          <table:table-cell table:style-name="ce5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62"/>
        <table:table-column table:style-name="co10" table:default-cell-style-name="ce62"/>
        <table:table-column table:style-name="co4" table:number-columns-repeated="1022" table:default-cell-style-name="ce62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Server</text:p>
          </table:table-cell>
          <table:table-cell table:style-name="ce53"/>
          <table:table-cell table:number-columns-repeated="1022"/>
        </table:table-row>
        <table:table-row table:style-name="ro11">
          <table:table-cell table:style-name="ce52"/>
          <table:table-cell table:style-name="ce5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</text:p>
          </table:table-cell>
          <table:table-cell table:style-name="ce5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 -t 60</text:p>
          </table:table-cell>
          <table:table-cell table:style-name="ce5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10</text:p>
          </table:table-cell>
          <table:table-cell table:style-name="ce53"/>
          <table:table-cell table:number-columns-repeated="1022"/>
        </table:table-row>
        <table:table-row table:style-name="ro10">
          <table:table-cell table:style-name="ce52" office:value-type="string" calcext:value-type="string">
            <text:p>powercfg.exe /hibernate off</text:p>
          </table:table-cell>
          <table:table-cell table:style-name="ce5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Планировщик задач</text:p>
          </table:table-cell>
          <table:table-cell table:style-name="ce152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cls</text:p>
          </table:table-cell>
          <table:table-cell table:style-name="ce5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3" office:value-type="string" calcext:value-type="string">
            <text:p>Добавляем пути в PATH</text:p>
          </table:table-cell>
          <table:table-cell table:style-name="ce53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1">
          <table:table-cell table:style-name="ce5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785">В диалоговом окне "</text:span><text:span text:style-name="T786">Система</text:span><text:span text:style-name="T787">" → "Дополнительные параметры системы".</text:span></text:p>
            <text:p/>
          </table:table-cell>
          <table:table-cell table:style-name="ce5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2">
          <table:table-cell table:style-name="ce52" office:value-type="string" calcext:value-type="string">
            <text:p><text:span text:style-name="T785">-&gt; На вкладке "О программе" диалогового окна "Свойства системы" -&gt; "</text:span><text:span text:style-name="T786">Переменные среды</text:span><text:span text:style-name="T787">".</text:span></text:p>
            <text:p><text:span text:style-name="T269">-&gt; "Системные переменные"</text:span></text:p>
            <text:p><text:span text:style-name="T269">-&gt; прокрутите список до переменной Path, а затем выберите ее.</text:span></text:p>
            <text:p/>
            <text:p><text:span text:style-name="T269">"Изменить" в этом диалоговом окне.</text:span></text:p>
            <text:p/>
          </table:table-cell>
          <table:table-cell table:style-name="ce52"/>
          <table:table-cell table:number-columns-repeated="1022"/>
        </table:table-row>
        <table:table-row table:style-name="ro43">
          <table:table-cell table:style-name="ce52" office:value-type="string" calcext:value-type="string">
            <text:p><text:span text:style-name="T269">Добавляем папку, в которой лежат exe-шники,</text:span></text:p>
            <text:p/>
            <text:p><text:span text:style-name="T269">жмём "ОК"</text:span></text:p>
          </table:table-cell>
          <table:table-cell table:style-name="ce5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53" office:value-type="string" calcext:value-type="string">
            <text:p>Важные удобные штуки</text:p>
          </table:table-cell>
          <table:table-cell table:style-name="ce53"/>
        </table:table-row>
        <table:table-row table:style-name="ro2">
          <table:table-cell table:style-name="ce120" office:value-type="string" calcext:value-type="string">
            <text:p>Устройства — Общий буфер обмена — Двунаправленный</text:p>
          </table:table-cell>
          <table:table-cell table:style-name="ce120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0" office:value-type="string" calcext:value-type="string">
            <text:p>Устройства — Функция Drag&amp;Drop — Двунаправленный</text:p>
          </table:table-cell>
          <table:table-cell table:style-name="ce120"/>
        </table:table-row>
        <table:table-row table:style-name="ro1" table:number-rows-repeated="2">
          <table:table-cell table:style-name="ce120" table:number-columns-repeated="2"/>
        </table:table-row>
        <table:table-row table:style-name="ro2">
          <table:table-cell table:style-name="ce53" office:value-type="string" calcext:value-type="string">
            <text:p>УСТАНОВКА ДОПОЛНЕНИЙ НА VBOX для открытия общих папок</text:p>
          </table:table-cell>
          <table:table-cell table:style-name="ce53"/>
        </table:table-row>
        <table:table-row table:style-name="ro3">
          <table:table-cell table:style-name="ce5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5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10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7">
          <table:table-cell table:style-name="ce52" office:value-type="string" calcext:value-type="string">
            <text:p><text:span text:style-name="T305">sudo sh ./VBoxLinuxAdditions.run</text:span></text:p>
            <text:p><text:span text:style-name="T305">sudo adduser username vboxsf</text:span></text:p>
            <text:p><text:span text:style-name="T305">sudo reboot</text:span></text:p>
          </table:table-cell>
          <table:table-cell table:style-name="ce52"/>
        </table:table-row>
        <table:table-row table:style-name="ro1">
          <table:table-cell table:style-name="ce53" table:number-columns-repeated="2"/>
        </table:table-row>
        <table:table-row table:style-name="ro4">
          <table:table-cell table:style-name="ce54" office:value-type="string" calcext:value-type="string">
            <text:p>genisoimage -o output_image.iso directory_name</text:p>
          </table:table-cell>
          <table:table-cell table:style-name="ce54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5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13:59:37.0877885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1-17T14:41:37.202766777</dc:date>
    <meta:editing-cycles>619</meta:editing-cycles>
    <meta:editing-duration>P2DT1H52M26S</meta:editing-duration>
    <meta:document-statistic meta:table-count="5" meta:cell-count="859" meta:object-count="0"/>
  </office:meta>
</office:document-meta>
</file>